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299" officeooo:paragraph-rsid="001a0299"/>
    </style:style>
    <style:style style:name="T1" style:family="text">
      <style:text-properties officeooo:rsid="001a1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ao <text:span text:style-name="T1">ci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0:50:40.924238960</meta:creation-date>
    <dc:date>2020-07-23T11:08:27.378486139</dc:date>
    <meta:editing-duration>PT23S</meta:editing-duration>
    <meta:editing-cycles>2</meta:editing-cycles>
    <meta:generator>LibreOffice/6.1.4.2$Linux_X86_64 LibreOffice_project/9d0f32d1f0b509096fd65e0d4bec26ddd1938fd3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